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Pictures/1000020100000120000000DC76313D6F.png" manifest:media-type="image/png"/>
  <manifest:file-entry manifest:full-path="Pictures/1000020100000120000000DC476B2EF0.png" manifest:media-type="image/png"/>
  <manifest:file-entry manifest:full-path="Pictures/1000020100000120000000DCCF615D43.png" manifest:media-type="image/png"/>
  <manifest:file-entry manifest:full-path="Pictures/1000020100000120000000DCB6DF5426.png" manifest:media-type="image/png"/>
  <manifest:file-entry manifest:full-path="Pictures/1000020100000120000000DCAD62028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56cm" svg:height="2.793cm" svg:x="1cm" svg:y="1cm">
          <draw:image xlink:href="Pictures/1000020100000120000000DCCF615D43.png" xlink:type="simple" xlink:show="embed" xlink:actuate="onLoad">
            <text:p/>
          </draw:image>
        </draw:frame>
        <draw:frame draw:style-name="gr1" draw:text-style-name="P1" draw:layer="layout" svg:width="3.656cm" svg:height="2.793cm" svg:x="4.656cm" svg:y="1cm">
          <draw:image xlink:href="Pictures/1000020100000120000000DC476B2EF0.png" xlink:type="simple" xlink:show="embed" xlink:actuate="onLoad">
            <text:p/>
          </draw:image>
        </draw:frame>
        <draw:frame draw:style-name="gr1" draw:text-style-name="P1" draw:layer="layout" svg:width="3.656cm" svg:height="2.793cm" svg:x="8.312cm" svg:y="1cm">
          <draw:image xlink:href="Pictures/1000020100000120000000DC76313D6F.png" xlink:type="simple" xlink:show="embed" xlink:actuate="onLoad">
            <text:p/>
          </draw:image>
        </draw:frame>
        <draw:frame draw:style-name="gr1" draw:text-style-name="P1" draw:layer="layout" svg:width="3.656cm" svg:height="2.793cm" svg:x="11.968cm" svg:y="1cm">
          <draw:image xlink:href="Pictures/1000020100000120000000DCB6DF5426.png" xlink:type="simple" xlink:show="embed" xlink:actuate="onLoad">
            <text:p/>
          </draw:image>
        </draw:frame>
        <draw:frame draw:style-name="gr1" draw:text-style-name="P1" draw:layer="layout" svg:width="3.656cm" svg:height="2.793cm" svg:x="15.624cm" svg:y="1cm">
          <draw:image xlink:href="Pictures/1000020100000120000000DCAD620289.png" xlink:type="simple" xlink:show="embed" xlink:actuate="onLoad">
            <text:p/>
          </draw:image>
        </draw:frame>
        <draw:frame draw:style-name="gr1" draw:text-style-name="P1" draw:layer="layout" svg:width="3.7cm" svg:height="2.827cm" svg:x="1cm" svg:y="4.207cm">
          <draw:image xlink:href="Pictures/1000020100000120000000DCCF615D43.png" xlink:type="simple" xlink:show="embed" xlink:actuate="onLoad">
            <text:p/>
          </draw:image>
        </draw:frame>
        <draw:frame draw:style-name="gr1" draw:text-style-name="P1" draw:layer="layout" svg:width="3.7cm" svg:height="2.827cm" svg:x="4.7cm" svg:y="4.207cm">
          <draw:image xlink:href="Pictures/1000020100000120000000DC476B2EF0.png" xlink:type="simple" xlink:show="embed" xlink:actuate="onLoad">
            <text:p/>
          </draw:image>
        </draw:frame>
        <draw:frame draw:style-name="gr1" draw:text-style-name="P1" draw:layer="layout" svg:width="3.7cm" svg:height="2.827cm" svg:x="8.4cm" svg:y="4.207cm">
          <draw:image xlink:href="Pictures/1000020100000120000000DC76313D6F.png" xlink:type="simple" xlink:show="embed" xlink:actuate="onLoad">
            <text:p/>
          </draw:image>
        </draw:frame>
        <draw:frame draw:style-name="gr1" draw:text-style-name="P1" draw:layer="layout" svg:width="3.7cm" svg:height="2.827cm" svg:x="12.1cm" svg:y="4.207cm">
          <draw:image xlink:href="Pictures/1000020100000120000000DCB6DF5426.png" xlink:type="simple" xlink:show="embed" xlink:actuate="onLoad">
            <text:p/>
          </draw:image>
        </draw:frame>
        <draw:frame draw:style-name="gr1" draw:text-style-name="P1" draw:layer="layout" svg:width="3.7cm" svg:height="2.827cm" svg:x="15.8cm" svg:y="4.207cm">
          <draw:image xlink:href="Pictures/1000020100000120000000DCAD620289.png" xlink:type="simple" xlink:show="embed" xlink:actuate="onLoad">
            <text:p/>
          </draw:image>
        </draw:frame>
        <draw:frame draw:style-name="gr1" draw:text-style-name="P1" draw:layer="layout" svg:width="3.8cm" svg:height="2.903cm" svg:x="1cm" svg:y="7.173cm">
          <draw:image xlink:href="Pictures/1000020100000120000000DCCF615D43.png" xlink:type="simple" xlink:show="embed" xlink:actuate="onLoad">
            <text:p/>
          </draw:image>
        </draw:frame>
        <draw:frame draw:style-name="gr1" draw:text-style-name="P1" draw:layer="layout" svg:width="3.8cm" svg:height="2.903cm" svg:x="4.8cm" svg:y="7.173cm">
          <draw:image xlink:href="Pictures/1000020100000120000000DC476B2EF0.png" xlink:type="simple" xlink:show="embed" xlink:actuate="onLoad">
            <text:p/>
          </draw:image>
        </draw:frame>
        <draw:frame draw:style-name="gr1" draw:text-style-name="P1" draw:layer="layout" svg:width="3.8cm" svg:height="2.903cm" svg:x="8.6cm" svg:y="7.173cm">
          <draw:image xlink:href="Pictures/1000020100000120000000DC76313D6F.png" xlink:type="simple" xlink:show="embed" xlink:actuate="onLoad">
            <text:p/>
          </draw:image>
        </draw:frame>
        <draw:frame draw:style-name="gr1" draw:text-style-name="P1" draw:layer="layout" svg:width="3.8cm" svg:height="2.903cm" svg:x="12.4cm" svg:y="7.173cm">
          <draw:image xlink:href="Pictures/1000020100000120000000DCB6DF5426.png" xlink:type="simple" xlink:show="embed" xlink:actuate="onLoad">
            <text:p/>
          </draw:image>
        </draw:frame>
        <draw:frame draw:style-name="gr1" draw:text-style-name="P1" draw:layer="layout" svg:width="3.8cm" svg:height="2.903cm" svg:x="16.2cm" svg:y="7.173cm">
          <draw:image xlink:href="Pictures/1000020100000120000000DCAD620289.png" xlink:type="simple" xlink:show="embed" xlink:actuate="onLoad">
            <text:p/>
          </draw:image>
        </draw:frame>
        <draw:frame draw:style-name="gr1" draw:text-style-name="P1" draw:layer="layout" svg:width="3.6cm" svg:height="2.75cm" svg:x="1cm" svg:y="10.5cm">
          <draw:image xlink:href="Pictures/1000020100000120000000DCCF615D43.png" xlink:type="simple" xlink:show="embed" xlink:actuate="onLoad">
            <text:p/>
          </draw:image>
        </draw:frame>
        <draw:frame draw:style-name="gr1" draw:text-style-name="P1" draw:layer="layout" svg:width="3.6cm" svg:height="2.75cm" svg:x="4.6cm" svg:y="10.5cm">
          <draw:image xlink:href="Pictures/1000020100000120000000DC476B2EF0.png" xlink:type="simple" xlink:show="embed" xlink:actuate="onLoad">
            <text:p/>
          </draw:image>
        </draw:frame>
        <draw:frame draw:style-name="gr1" draw:text-style-name="P1" draw:layer="layout" svg:width="3.6cm" svg:height="2.75cm" svg:x="8.2cm" svg:y="10.5cm">
          <draw:image xlink:href="Pictures/1000020100000120000000DC76313D6F.png" xlink:type="simple" xlink:show="embed" xlink:actuate="onLoad">
            <text:p/>
          </draw:image>
        </draw:frame>
        <draw:frame draw:style-name="gr1" draw:text-style-name="P1" draw:layer="layout" svg:width="3.6cm" svg:height="2.75cm" svg:x="11.8cm" svg:y="10.5cm">
          <draw:image xlink:href="Pictures/1000020100000120000000DCB6DF5426.png" xlink:type="simple" xlink:show="embed" xlink:actuate="onLoad">
            <text:p/>
          </draw:image>
        </draw:frame>
        <draw:frame draw:style-name="gr1" draw:text-style-name="P1" draw:layer="layout" svg:width="3.6cm" svg:height="2.75cm" svg:x="15.4cm" svg:y="10.5cm">
          <draw:image xlink:href="Pictures/1000020100000120000000DCAD620289.png" xlink:type="simple" xlink:show="embed" xlink:actuate="onLoad">
            <text:p/>
          </draw:image>
        </draw:frame>
        <draw:frame draw:style-name="gr1" draw:text-style-name="P1" draw:layer="layout" svg:width="3.5cm" svg:height="2.674cm" svg:x="1cm" svg:y="13.5cm">
          <draw:image xlink:href="Pictures/1000020100000120000000DCCF615D43.png" xlink:type="simple" xlink:show="embed" xlink:actuate="onLoad">
            <text:p/>
          </draw:image>
        </draw:frame>
        <draw:frame draw:style-name="gr1" draw:text-style-name="P1" draw:layer="layout" svg:width="3.5cm" svg:height="2.674cm" svg:x="4.5cm" svg:y="13.5cm">
          <draw:image xlink:href="Pictures/1000020100000120000000DC476B2EF0.png" xlink:type="simple" xlink:show="embed" xlink:actuate="onLoad">
            <text:p/>
          </draw:image>
        </draw:frame>
        <draw:frame draw:style-name="gr1" draw:text-style-name="P1" draw:layer="layout" svg:width="3.5cm" svg:height="2.674cm" svg:x="8cm" svg:y="13.5cm">
          <draw:image xlink:href="Pictures/1000020100000120000000DC76313D6F.png" xlink:type="simple" xlink:show="embed" xlink:actuate="onLoad">
            <text:p/>
          </draw:image>
        </draw:frame>
        <draw:frame draw:style-name="gr1" draw:text-style-name="P1" draw:layer="layout" svg:width="3.5cm" svg:height="2.674cm" svg:x="11.5cm" svg:y="13.5cm">
          <draw:image xlink:href="Pictures/1000020100000120000000DCB6DF5426.png" xlink:type="simple" xlink:show="embed" xlink:actuate="onLoad">
            <text:p/>
          </draw:image>
        </draw:frame>
        <draw:frame draw:style-name="gr1" draw:text-style-name="P1" draw:layer="layout" svg:width="3.5cm" svg:height="2.674cm" svg:x="15cm" svg:y="13.5cm">
          <draw:image xlink:href="Pictures/1000020100000120000000DCAD620289.png" xlink:type="simple" xlink:show="embed" xlink:actuate="onLoad">
            <text:p/>
          </draw:image>
        </draw:frame>
        <draw:frame draw:style-name="gr1" draw:text-style-name="P1" draw:layer="layout" svg:width="3.4cm" svg:height="2.598cm" svg:x="1cm" svg:y="16.5cm">
          <draw:image xlink:href="Pictures/1000020100000120000000DCCF615D43.png" xlink:type="simple" xlink:show="embed" xlink:actuate="onLoad">
            <text:p/>
          </draw:image>
        </draw:frame>
        <draw:frame draw:style-name="gr1" draw:text-style-name="P1" draw:layer="layout" svg:width="3.4cm" svg:height="2.598cm" svg:x="4.4cm" svg:y="16.5cm">
          <draw:image xlink:href="Pictures/1000020100000120000000DC476B2EF0.png" xlink:type="simple" xlink:show="embed" xlink:actuate="onLoad">
            <text:p/>
          </draw:image>
        </draw:frame>
        <draw:frame draw:style-name="gr1" draw:text-style-name="P1" draw:layer="layout" svg:width="3.4cm" svg:height="2.598cm" svg:x="7.8cm" svg:y="16.5cm">
          <draw:image xlink:href="Pictures/1000020100000120000000DC76313D6F.png" xlink:type="simple" xlink:show="embed" xlink:actuate="onLoad">
            <text:p/>
          </draw:image>
        </draw:frame>
        <draw:frame draw:style-name="gr1" draw:text-style-name="P1" draw:layer="layout" svg:width="3.4cm" svg:height="2.598cm" svg:x="11.2cm" svg:y="16.5cm">
          <draw:image xlink:href="Pictures/1000020100000120000000DCB6DF5426.png" xlink:type="simple" xlink:show="embed" xlink:actuate="onLoad">
            <text:p/>
          </draw:image>
        </draw:frame>
        <draw:frame draw:style-name="gr1" draw:text-style-name="P1" draw:layer="layout" svg:width="3.4cm" svg:height="2.598cm" svg:x="14.6cm" svg:y="16.5cm">
          <draw:image xlink:href="Pictures/1000020100000120000000DCAD6202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0M5S</meta:editing-duration>
    <meta:editing-cycles>3</meta:editing-cycles>
    <meta:generator>LibreOffice/5.0.1.2$Windows_X86_64 LibreOffice_project/81898c9f5c0d43f3473ba111d7b351050be20261</meta:generator>
    <dc:date>2017-03-17T20:43:12.180000000</dc:date>
    <meta:document-statistic meta:object-count="30"/>
  </office:meta>
</office:document-meta>
</file>